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paragraph-rsid="0034d9a5" style:font-size-asian="18pt" style:font-size-complex="18pt"/>
    </style:style>
    <style:style style:name="P3" style:family="paragraph" style:parent-style-name="Heading_20_4">
      <style:text-properties fo:font-size="18pt" style:font-size-asian="18pt" style:font-size-complex="18pt"/>
    </style:style>
    <style:style style:name="P4" style:family="paragraph" style:parent-style-name="Text_20_body">
      <style:text-properties fo:font-size="18pt" style:font-size-asian="18pt" style:font-size-complex="18pt"/>
    </style:style>
    <style:style style:name="P5" style:family="paragraph" style:parent-style-name="Text_20_body">
      <style:text-properties fo:font-size="18pt" officeooo:paragraph-rsid="004c51d2" style:font-size-asian="18pt" style:font-size-complex="18pt"/>
    </style:style>
    <style:style style:name="P6"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text-properties fo:font-size="18pt" fo:font-style="italic" fo:font-weight="bold" officeooo:paragraph-rsid="0034d9a5" style:font-size-asian="18pt" style:font-style-asian="italic" style:font-weight-asian="bold" style:font-size-complex="18pt" style:font-style-complex="italic" style:font-weight-complex="bold"/>
    </style:style>
    <style:style style:name="P8" style:family="paragraph" style:parent-style-name="Standard">
      <style:text-properties fo:font-size="18pt" fo:font-weight="bold" officeooo:paragraph-rsid="0034d9a5" style:font-size-asian="18pt" style:font-weight-asian="bold" style:font-size-complex="18pt" style:font-weight-complex="bold"/>
    </style:style>
    <style:style style:name="P9" style:family="paragraph" style:parent-style-name="Standard">
      <style:text-properties fo:font-size="18pt" fo:font-weight="normal" officeooo:paragraph-rsid="0034d9a5" style:font-size-asian="18pt" style:font-weight-asian="normal" style:font-size-complex="18pt" style:font-weight-complex="normal"/>
    </style:style>
    <style:style style:name="P10" style:family="paragraph" style:parent-style-name="Heading_20_3">
      <style:text-properties fo:font-size="18pt" fo:font-weight="normal" officeooo:paragraph-rsid="0034d9a5" style:font-size-asian="18pt" style:font-weight-asian="normal" style:font-size-complex="18pt" style:font-weight-complex="normal"/>
    </style:style>
    <style:style style:name="P11" style:family="paragraph" style:parent-style-name="Standard">
      <style:text-properties fo:font-size="18pt" fo:font-weight="normal" officeooo:paragraph-rsid="00490c94" style:font-size-asian="18pt" style:font-weight-asian="normal" style:font-size-complex="18pt" style:font-weight-complex="normal"/>
    </style:style>
    <style:style style:name="P12" style:family="paragraph" style:parent-style-name="Standard">
      <style:text-properties fo:font-size="18pt" fo:font-weight="normal" officeooo:paragraph-rsid="0049957f" style:font-size-asian="18pt" style:font-weight-asian="normal" style:font-size-complex="18pt" style:font-weight-complex="normal"/>
    </style:style>
    <style:style style:name="P13" style:family="paragraph" style:parent-style-name="Heading_20_3">
      <style:text-properties fo:font-size="16pt" fo:font-weight="normal" officeooo:paragraph-rsid="0034d9a5" style:font-size-asian="16pt" style:font-weight-asian="normal" style:font-size-complex="16pt" style:font-weight-complex="normal"/>
    </style:style>
    <style:style style:name="P14" style:family="paragraph" style:parent-style-name="Heading_20_3">
      <style:text-properties fo:font-size="16pt" fo:font-weight="normal" officeooo:paragraph-rsid="00490c94" style:font-size-asian="16pt" style:font-weight-asian="normal" style:font-size-complex="16pt" style:font-weight-complex="normal"/>
    </style:style>
    <style:style style:name="P15" style:family="paragraph" style:parent-style-name="Standard">
      <style:text-properties officeooo:paragraph-rsid="004b6181"/>
    </style:style>
    <style:style style:name="P16" style:family="paragraph" style:parent-style-name="Heading_20_3">
      <style:text-properties fo:font-size="18pt" fo:font-weight="normal" officeooo:rsid="004c9897" officeooo:paragraph-rsid="004c9897" style:font-size-asian="18pt" style:font-weight-asian="normal" style:font-size-complex="18pt" style:font-weight-complex="normal"/>
    </style:style>
    <style:style style:name="P17" style:family="paragraph" style:parent-style-name="Heading_20_3">
      <style:text-properties officeooo:paragraph-rsid="004f159b"/>
    </style:style>
    <style:style style:name="P18" style:family="paragraph" style:parent-style-name="Heading_20_3">
      <style:text-properties officeooo:paragraph-rsid="00500f33"/>
    </style:style>
    <style:style style:name="P19" style:family="paragraph" style:parent-style-name="Heading_20_4">
      <style:text-properties fo:font-size="18pt" style:font-size-asian="18pt" style:font-size-complex="18pt"/>
    </style:style>
    <style:style style:name="P20" style:family="paragraph" style:parent-style-name="Standard">
      <style:text-properties fo:font-size="18pt" fo:font-weight="normal" officeooo:paragraph-rsid="004b6181" style:font-size-asian="18pt" style:font-weight-asian="normal" style:font-size-complex="18pt" style:font-weight-complex="normal"/>
    </style:style>
    <style:style style:name="P21" style:family="paragraph" style:parent-style-name="Standard">
      <style:text-properties fo:font-size="18pt" fo:font-weight="normal" officeooo:paragraph-rsid="0049957f" style:font-size-asian="18pt" style:font-weight-asian="normal" style:font-size-complex="18pt" style:font-weight-complex="normal"/>
    </style:style>
    <style:style style:name="P22" style:family="paragraph" style:parent-style-name="Standard">
      <style:text-properties fo:font-size="18pt" fo:font-weight="normal" officeooo:rsid="004c9897" officeooo:paragraph-rsid="004c9897" style:font-size-asian="18pt" style:font-weight-asian="normal" style:font-size-complex="18pt" style:font-weight-complex="normal"/>
    </style:style>
    <style:style style:name="P23" style:family="paragraph" style:parent-style-name="Standard">
      <style:text-properties fo:font-size="18pt" officeooo:paragraph-rsid="004f159b" style:font-size-asian="18pt" style:font-size-complex="18pt"/>
    </style:style>
    <style:style style:name="P24" style:family="paragraph" style:parent-style-name="Standard">
      <style:text-properties officeooo:paragraph-rsid="004f159b"/>
    </style:style>
    <style:style style:name="P25" style:family="paragraph" style:parent-style-name="Standard">
      <style:text-properties officeooo:paragraph-rsid="00500f33"/>
    </style:style>
    <style:style style:name="P26" style:family="paragraph" style:parent-style-name="Standard">
      <style:text-properties officeooo:paragraph-rsid="00513fae"/>
    </style:style>
    <style:style style:name="P27" style:family="paragraph" style:parent-style-name="Standard">
      <style:text-properties officeooo:paragraph-rsid="0051e00f"/>
    </style:style>
    <style:style style:name="P28" style:family="paragraph" style:parent-style-name="Text_20_body">
      <style:text-properties fo:font-size="18pt" fo:font-weight="normal" officeooo:rsid="004c9897" officeooo:paragraph-rsid="004c9897" style:font-size-asian="18pt" style:font-weight-asian="normal" style:font-size-complex="18pt" style:font-weight-complex="normal"/>
    </style:style>
    <style:style style:name="P29" style:family="paragraph" style:parent-style-name="Text_20_body">
      <style:text-properties fo:font-size="18pt" style:font-size-asian="18pt" style:font-size-complex="18pt"/>
    </style:style>
    <style:style style:name="P30" style:family="paragraph" style:parent-style-name="Text_20_body" style:list-style-name="L1"/>
    <style:style style:name="P31" style:family="paragraph" style:parent-style-name="Text_20_body" style:list-style-name="L2"/>
    <style:style style:name="P3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cbf2"/>
    </style:style>
    <style:style style:name="T2" style:family="text">
      <style:text-properties officeooo:rsid="001deab2"/>
    </style:style>
    <style:style style:name="T3" style:family="text">
      <style:text-properties officeooo:rsid="001ff6c1"/>
    </style:style>
    <style:style style:name="T4" style:family="text">
      <style:text-properties officeooo:rsid="00228c9a"/>
    </style:style>
    <style:style style:name="T5" style:family="text">
      <style:text-properties officeooo:rsid="0022a701"/>
    </style:style>
    <style:style style:name="T6" style:family="text">
      <style:text-properties officeooo:rsid="002358b4"/>
    </style:style>
    <style:style style:name="T7" style:family="text">
      <style:text-properties officeooo:rsid="0026bc09"/>
    </style:style>
    <style:style style:name="T8" style:family="text">
      <style:text-properties officeooo:rsid="0026d816"/>
    </style:style>
    <style:style style:name="T9" style:family="text">
      <style:text-properties officeooo:rsid="002ab710"/>
    </style:style>
    <style:style style:name="T10" style:family="text">
      <style:text-properties officeooo:rsid="0032dd6e"/>
    </style:style>
    <style:style style:name="T11" style:family="text">
      <style:text-properties officeooo:rsid="0034a55b"/>
    </style:style>
    <style:style style:name="T12" style:family="text">
      <style:text-properties fo:font-weight="bold" style:font-weight-asian="bold" style:font-weight-complex="bold"/>
    </style:style>
    <style:style style:name="T13" style:family="text">
      <style:text-properties officeooo:rsid="00369a23"/>
    </style:style>
    <style:style style:name="T14" style:family="text">
      <style:text-properties officeooo:rsid="003d52d3"/>
    </style:style>
    <style:style style:name="T15" style:family="text">
      <style:text-properties officeooo:rsid="003f3da5"/>
    </style:style>
    <style:style style:name="T16" style:family="text">
      <style:text-properties officeooo:rsid="00416725"/>
    </style:style>
    <style:style style:name="T17" style:family="text">
      <style:text-properties officeooo:rsid="0041e785"/>
    </style:style>
    <style:style style:name="T18" style:family="text">
      <style:text-properties officeooo:rsid="0044b17e"/>
    </style:style>
    <style:style style:name="T19" style:family="text">
      <style:text-properties fo:font-size="18pt" style:font-size-asian="18pt" style:font-size-complex="18pt"/>
    </style:style>
    <style:style style:name="T20" style:family="text">
      <style:text-properties fo:font-size="18pt" officeooo:rsid="004c9897" style:font-size-asian="18pt" style:font-size-complex="18pt"/>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size="18pt" fo:font-weight="normal" officeooo:rsid="004f0cc7" style:font-size-asian="18pt" style:font-weight-asian="normal" style:font-size-complex="18pt" style:font-weight-complex="normal"/>
    </style:style>
    <style:style style:name="T23" style:family="text">
      <style:text-properties fo:font-size="18pt" fo:font-weight="normal" officeooo:rsid="004c9897" style:font-size-asian="18pt" style:font-weight-asian="normal" style:font-size-complex="18pt" style:font-weight-complex="normal"/>
    </style:style>
    <style:style style:name="T24" style:family="text">
      <style:text-properties fo:font-size="18pt" fo:font-weight="normal" officeooo:rsid="0051e00f" style:font-size-asian="18pt" style:font-weight-asian="normal" style:font-size-complex="18pt" style:font-weight-complex="normal"/>
    </style:style>
    <style:style style:name="T25" style:family="text">
      <style:text-properties fo:font-weight="normal" officeooo:rsid="004f0cc7" style:font-weight-asian="normal" style:font-weight-complex="normal"/>
    </style:style>
    <style:style style:name="T26" style:family="text">
      <style:text-properties fo:font-weight="normal" officeooo:rsid="004c9897" style:font-weight-asian="normal" style:font-weight-complex="normal"/>
    </style:style>
    <style:style style:name="T27" style:family="text">
      <style:text-properties fo:font-weight="normal" officeooo:rsid="0051e00f" style:font-weight-asian="normal" style:font-weight-complex="normal"/>
    </style:style>
    <style:style style:name="T28" style:family="text">
      <style:text-properties officeooo:rsid="004c9897"/>
    </style:style>
    <style:style style:name="T29" style:family="text">
      <style:text-properties officeooo:rsid="004f0cc7"/>
    </style:style>
    <style:style style:name="T3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36in" fo:min-width="1.192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64in" fo:min-width="1.88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846in" fo:min-width="0.959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53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81in" fo:min-width="0.9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1in" fo:min-width="1.07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25in" fo:min-width="0.9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83in" fo:min-width="1.82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QUIREMENTS FOR <text:span text:style-name="T1">OUR BURGER SHOP</text:span> APPLICATION:</text:p>
      <text:p text:style-name="P6">---------------------------------------------------------------------------------</text:p>
      <text:p text:style-name="P1">Our burger shop application allows customers to place custom orders for hamburgers and other items. Within the ordering process, we will want the customer to be able to specify what kind of food or drink they want, then we’ll need to calculate the cost of the order and</text:p>
      <text:p text:style-name="P1">display the completed order to the user. More specifically, the completed application must be able to perform the following steps:</text:p>
      <text:p text:style-name="P1">•• Ask the customer if they want a burger, a side, a drink, or a combo.</text:p>
      <text:p text:style-name="P1">•• A combo must include a burger, a side, and a drink.</text:p>
      <text:p text:style-name="P1">•• Prompt them for details about their selection, such as condiments for a burger, what kind and size of drink, and so on.</text:p>
      <text:p text:style-name="P1">•• Create the item based on their selections.</text:p>
      <text:p text:style-name="P1">•• Add the item to the order.</text:p>
      <text:p text:style-name="P1">•• Repeat these steps until the customer doesn’t want to order anything else.</text:p>
      <text:p text:style-name="P1">•• Display the order details including the price.</text:p>
      <text:p text:style-name="P1">•• Thank the customer for their business.</text:p>
      <text:p text:style-name="P1">•• Give the customer the option to cancel their order at any point in the ordering process.</text:p>
      <text:p text:style-name="P1"/>
      <text:p text:style-name="P6">PLAN THE CODE:</text:p>
      <text:p text:style-name="P6">------------------------</text:p>
      <text:p text:style-name="P1">As a first step in any development process, we start by planning what needs to be coded in our application. This step of planning can include flowcharts or other diagrams to help visualize how the program will be structured and what it will do. We’ll start with the big picture here and then focus on smaller parts of the program as we work through the steps.</text:p>
      <text:p text:style-name="P1"/>
      <text:p text:style-name="P1"/>
      <text:p text:style-name="P1"/>
      <text:p text:style-name="P1"/>
      <text:p text:style-name="P1"/>
      <text:p text:style-name="P1"/>
      <text:p text:style-name="P1"><text:soft-page-break/></text:p>
      <text:p text:style-name="P1"><draw:g text:anchor-type="paragraph" draw:z-index="0" draw:name="Group object 2" draw:style-name="gr1"><draw:custom-shape draw:style-name="gr2" draw:text-style-name="P33" svg:width="1.965in" svg:height="0.8087in" svg:x="2.3827in" svg:y="0.2134in"><text:p text:style-name="P32"><text:span text:style-name="T30">C</text:span><text:span text:style-name="T30">us</text:span><text:span text:style-name="T30">to</text:span><text:span text:style-name="T30">m</text:span><text:span text:style-name="T30">er </text:span><text:span text:style-name="T30">en</text:span><text:span text:style-name="T30">te</text:span><text:span text:style-name="T30">r </text:span><text:span text:style-name="T30">re</text:span><text:span text:style-name="T30">st</text:span><text:span text:style-name="T30">au</text:span><text:span text:style-name="T30">ra</text:span><text:span text:style-name="T30">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2.0815in" svg:height="0.9252in" svg:x="2.3819in" svg:y="1.2535in"><text:p text:style-name="P32"><text:span text:style-name="T30">Ask </text:span><text:span text:style-name="T30">custome</text:span><text:span text:style-name="T30">r: </text:span><text:span text:style-name="T30">Burger, </text:span><text:span text:style-name="T30">Side, or </text:span><text:span text:style-name="T30">Combo?</text:span></text:p><draw:enhanced-geometry svg:viewBox="0 0 21600 21600" draw:type="rectangle" draw:enhanced-path="M 0 0 L 21600 0 21600 21600 0 21600 0 0 Z N"/></draw:custom-shape><draw:custom-shape draw:style-name="gr4" draw:text-style-name="P33" svg:width="2.313in" svg:height="1.9661in" svg:x="2.4173in" svg:y="2.4091in"><text:p text:style-name="P32"><text:span text:style-name="T30">D</text:span><text:span text:style-name="T30">oe</text:span><text:span text:style-name="T30">s </text:span><text:span text:style-name="T30">th</text:span><text:span text:style-name="T30">e </text:span><text:span text:style-name="T30">cu</text:span><text:span text:style-name="T30">st</text:span><text:span text:style-name="T30">o</text:span><text:span text:style-name="T30">m</text:span><text:span text:style-name="T30">er </text:span><text:span text:style-name="T30">w</text:span><text:span text:style-name="T30">an</text:span><text:span text:style-name="T30">t </text:span><text:span text:style-name="T30">co</text:span><text:span text:style-name="T30">m</text:span><text:span text:style-name="T30">bo</text:span><text:span text:style-name="T30">?</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33" svg:width="1.9661in" svg:height="0.8094in" svg:x="4.7193in" svg:y="3.5232in"><text:p text:style-name="P32"><text:span text:style-name="T30">Single </text:span><text:span text:style-name="T30">order </text:span><text:span text:style-name="T30">Burger, </text:span><text:span text:style-name="T30">or Side, </text:span><text:span text:style-name="T30">or Drink?</text:span></text:p><draw:enhanced-geometry svg:viewBox="0 0 21600 21600" draw:type="rectangle" draw:enhanced-path="M 0 0 L 21600 0 21600 21600 0 21600 0 0 Z N"/></draw:custom-shape><draw:custom-shape draw:style-name="gr6" draw:text-style-name="P33" svg:width="1.9661in" svg:height="0.6941in" svg:x="4.7193in" svg:y="4.5272in"><text:p text:style-name="P32"><text:span text:style-name="T30">Ad</text:span><text:span text:style-name="T30">d </text:span><text:span text:style-name="T30">ite</text:span><text:span text:style-name="T30">m </text:span><text:span text:style-name="T30">to </text:span><text:span text:style-name="T30">or</text:span><text:span text:style-name="T30">de</text:span><text:span text:style-name="T30">r</text:span></text:p><draw:enhanced-geometry svg:viewBox="0 0 21600 21600" draw:type="rectangle" draw:enhanced-path="M 0 0 L 21600 0 21600 21600 0 21600 0 0 Z N"/></draw:custom-shape><draw:custom-shape draw:style-name="gr7" draw:text-style-name="P33" svg:width="2.3157in" svg:height="1.6335in" draw:transform="rotate (-0.0617846555206001) translate (4.79444444444444in 5.27986111111111in)"><text:p text:style-name="P32"><text:span text:style-name="T30"/></text:p><text:p text:style-name="P32"><text:span text:style-name="T30">Does </text:span><text:span text:style-name="T30">custome</text:span><text:span text:style-name="T30">r want </text:span><text:span text:style-name="T30">more </text:span><text:span text:style-name="T30">items?</text:span></text:p><text:p text:style-name="P32"><text:span text:style-name="T30"/></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4" svg:x1="4.6469in" svg:y1="3.3354in" svg:x2="5.5717in" svg:y2="3.3354in"><text:p/></draw:line><draw:frame draw:style-name="gr9" draw:text-style-name="P36" svg:width="0.578in" svg:height="0.387in" svg:x="4.5311in" svg:y="2.989in"><draw:text-box><text:p text:style-name="P35"><text:span text:style-name="T30">No</text:span></text:p></draw:text-box></draw:frame><draw:line draw:style-name="gr10" draw:text-style-name="P34" svg:x1="3.4224in" svg:y1="1.0236in" svg:x2="3.4224in" svg:y2="1.2547in"><text:p/></draw:line><draw:line draw:style-name="gr10" draw:text-style-name="P34" svg:x1="3.4224in" svg:y1="2.1886in" svg:x2="3.4224in" svg:y2="2.4197in"><text:p/></draw:line><draw:line draw:style-name="gr10" draw:text-style-name="P34" svg:x1="5.5709in" svg:y1="3.3161in" svg:x2="5.5709in" svg:y2="3.5472in"><text:p/></draw:line><draw:line draw:style-name="gr10" draw:text-style-name="P34" svg:x1="5.6118in" svg:y1="4.2972in" svg:x2="5.6118in" svg:y2="4.5283in"><text:p/></draw:line><draw:line draw:style-name="gr10" draw:text-style-name="P34" svg:x1="5.8311in" svg:y1="7.0272in" svg:x2="5.8626in" svg:y2="7.3811in"><text:p/></draw:line><draw:frame draw:style-name="gr9" draw:text-style-name="P36" svg:width="0.578in" svg:height="0.387in" svg:x="6.0512in" svg:y="6.9189in"><draw:text-box><text:p text:style-name="P35"><text:span text:style-name="T30">No</text:span></text:p></draw:text-box></draw:frame><draw:frame draw:style-name="gr11" draw:text-style-name="P36" svg:width="0.578in" svg:height="0.6748in" svg:x="6.7894in" svg:y="5.8287in"><draw:text-box><text:p text:style-name="P35"><text:span text:style-name="T30">Yes</text:span></text:p></draw:text-box></draw:frame><draw:line draw:style-name="gr8" draw:text-style-name="P34" svg:x1="7.0736in" svg:y1="6.2252in" svg:x2="7.3185in" svg:y2="6.2323in"><text:p/></draw:line><draw:line draw:style-name="gr8" draw:text-style-name="P34" svg:x1="7.3055in" svg:y1="6.1661in" svg:x2="7.3055in" svg:y2="3.9126in"><text:p/></draw:line><draw:line draw:style-name="gr8" draw:text-style-name="P34" svg:x1="7.2114in" svg:y1="3.9126in" svg:x2="6.6642in" svg:y2="3.9043in"><text:p/></draw:line><draw:line draw:style-name="gr10" draw:text-style-name="P34" svg:x1="1.4972in" svg:y1="5.2063in" svg:x2="1.4972in" svg:y2="5.4374in"><text:p/></draw:line><draw:custom-shape draw:style-name="gr12" draw:text-style-name="P33" svg:width="2.5441in" svg:height="1.6189in" svg:x="2.1201in" svg:y="5.4453in"><text:p text:style-name="P32"><text:span text:style-name="T30">Does customer want <text:s/>to cancel the order?</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4" svg:x1="5.9012in" svg:y1="5.2945in" svg:x2="3.4354in" svg:y2="5.3004in"><text:p/></draw:line><draw:custom-shape draw:style-name="gr13" draw:text-style-name="P33" svg:width="1.6189in" svg:height="0.6941in" svg:x="5.1264in" svg:y="7.3815in"><text:p text:style-name="P32"><text:span text:style-name="T30">End</text:span></text:p><text:p text:style-name="P32"><text:span text:style-name="T30"/></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4" svg:x1="3.4354in" svg:y1="7.1445in" svg:x2="5.8252in" svg:y2="7.1445in"><text:p/></draw:line><draw:line draw:style-name="gr10" draw:text-style-name="P34" svg:x1="3.3909in" svg:y1="6.9913in" svg:x2="3.3909in" svg:y2="7.2224in"><text:p/></draw:line><draw:frame draw:style-name="gr11" draw:text-style-name="P36" svg:width="0.578in" svg:height="0.6748in" svg:x="3.5854in" svg:y="6.8114in"><draw:text-box><text:p text:style-name="P35"><text:span text:style-name="T30">Yes</text:span></text:p></draw:text-box></draw:frame><draw:frame draw:style-name="gr9" draw:text-style-name="P36" svg:width="0.5776in" svg:height="0.387in" svg:x="2.0831in" svg:y="6.4091in"><draw:text-box><text:p text:style-name="P35"><text:span text:style-name="T30">No</text:span></text:p></draw:text-box></draw:frame><draw:line draw:style-name="gr8" draw:text-style-name="P34" svg:x1="7.4209in" svg:y1="8.1913in" svg:x2="7.4209in" svg:y2="4.8386in"><text:p/></draw:line><draw:frame draw:style-name="gr11" draw:text-style-name="P36" svg:width="0.578in" svg:height="0.6748in" svg:x="1.765in" svg:y="2.9516in"><draw:text-box><text:p text:style-name="P35"><text:span text:style-name="T30">Yes</text:span></text:p></draw:text-box></draw:frame><draw:custom-shape draw:style-name="gr5" draw:text-style-name="P33" svg:width="1.9661in" svg:height="0.8094in" svg:x="0.6047in" svg:y="3.5232in"><text:p text:style-name="P32"><text:span text:style-name="T30">Combo order Burger, Side, Drink size?</text:span></text:p><draw:enhanced-geometry svg:viewBox="0 0 21600 21600" draw:type="rectangle" draw:enhanced-path="M 0 0 L 21600 0 21600 21600 0 21600 0 0 Z N"/></draw:custom-shape><draw:line draw:style-name="gr8" draw:text-style-name="P34" svg:x1="2.3953in" svg:y1="3.3764in" svg:x2="1.5236in" svg:y2="3.3354in"><text:p/></draw:line><draw:line draw:style-name="gr10" draw:text-style-name="P34" svg:x1="1.4909in" svg:y1="3.3161in" svg:x2="1.4909in" svg:y2="3.5472in"><text:p/></draw:line><draw:custom-shape draw:style-name="gr14" draw:text-style-name="P33" svg:width="2.0276in" svg:height="0.6571in" svg:x="0.5685in" svg:y="4.5272in"><text:p text:style-name="P32"><text:span text:style-name="T30">Add item to order</text:span></text:p><draw:enhanced-geometry svg:viewBox="0 0 21600 21600" draw:type="rectangle" draw:enhanced-path="M 0 0 L 21600 0 21600 21600 0 21600 0 0 Z N"/></draw:custom-shape><draw:line draw:style-name="gr10" draw:text-style-name="P34" svg:x1="1.4614in" svg:y1="4.3327in" svg:x2="1.4614in" svg:y2="4.5638in"><text:p/></draw:line><draw:line draw:style-name="gr10" draw:text-style-name="P34" svg:x1="2.1028in" svg:y1="6.2252in" svg:x2="2.1028in" svg:y2="8.452in"><text:p/></draw:line><draw:line draw:style-name="gr8" draw:text-style-name="P34" svg:x1="2.126in" svg:y1="8.2732in" svg:x2="7.5028in" svg:y2="8.1913in"><text:p/></draw:line><draw:line draw:style-name="gr8" draw:text-style-name="P34" svg:x1="7.3929in" svg:y1="4.8965in" svg:x2="6.7264in" svg:y2="4.8799in"><text:p/></draw:line><draw:line draw:style-name="gr8" draw:text-style-name="P34" svg:x1="1.4091in" svg:y1="5.4154in" svg:x2="3.3748in" svg:y2="5.3in"><text:p/></draw:line><draw:line draw:style-name="gr10" draw:text-style-name="P34" svg:x1="5.9406in" svg:y1="5.2063in" svg:x2="5.9406in" svg:y2="5.4374in"><text:p/></draw:line><draw:line draw:style-name="gr10" draw:text-style-name="P34" svg:x1="3.3965in" svg:y1="5.2689in" svg:x2="3.3965in" svg:y2="5.5in"><text:p/></draw:line><draw:line draw:style-name="gr8" draw:text-style-name="P34" svg:x1="2.1106in" svg:y1="6.2339in" svg:x2="0.4846in" svg:y2="6.2252in"><text:p/></draw:line><draw:line draw:style-name="gr8" draw:text-style-name="P34" svg:x1="0.4591in" svg:y1="6.2039in" svg:x2="0.4835in" svg:y2="4.8386in"><text:p/></draw:line><draw:line draw:style-name="gr8" draw:text-style-name="P34" svg:x1="0.3693in" svg:y1="4.8386in" svg:x2="0.6004in" svg:y2="4.838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he main program itself must include the following steps:</text:p>
      <text:p text:style-name="P1">1. Greet the customer and ask their name.</text:p>
      <text:p text:style-name="P1">2. Ask the customer what they want to order (one item at a time!).</text:p>
      <text:p text:style-name="P1">3. Ask the customer for customizations, such as burger toppings or drink size.</text:p>
      <text:p text:style-name="P1">4. Add each item to the order as it is requested.</text:p>
      <text:p text:style-name="P1">5. Ask the customer to continue or complete their order after each item.</text:p>
      <text:p text:style-name="P1">6. When the customer completes the order, the program will display the order and the total price for the order.</text:p>
      <text:p text:style-name="P1">The customer should be able to order any combination of the following items:</text:p>
      <text:p text:style-name="P1">•• Burger</text:p>
      <text:p text:style-name="P1">•• Drink</text:p>
      <text:p text:style-name="P1">•• Side</text:p>
      <text:p text:style-name="P1">We also want to allow them to order a combo that includes a burger, a drink, and a side at a discount.</text:p>
      <text:p text:style-name="P1"/>
      <text:p text:style-name="P6">CREATE THE CLASSES:</text:p>
      <text:p text:style-name="P6">--------------------------------</text:p>
      <text:p text:style-name="P1">Looking at this from an object-­oriented programming approach, we can identify multiple objects in this scenario. These include:</text:p>
      <text:p text:style-name="P1">•• The order itself</text:p>
      <text:p text:style-name="P1">•• The items the customer can order, which we know to be:</text:p>
      <text:p text:style-name="P1">•• Burger</text:p>
      <text:p text:style-name="P1">•• Drink</text:p>
      <text:p text:style-name="P1">•• Side</text:p>
      <text:p text:style-name="P1">•• Combo</text:p>
      <text:p text:style-name="P1">We can define the order itself as a class. We can also define each of the items that can be ordered as a class. We can then use these classes in the main program to stream-line the code.</text:p>
      <text:p text:style-name="P1">We can start with the classes themselves, including the classes we’ve already identified:</text:p>
      <text:p text:style-name="P1">•• order</text:p>
      <text:p text:style-name="P1"><text:soft-page-break/>•• burger</text:p>
      <text:p text:style-name="P1">•• drink</text:p>
      <text:p text:style-name="P1">•• side</text:p>
      <text:p text:style-name="P1">•• combo</text:p>
      <text:p text:style-name="P1"/>
      <text:p text:style-name="P6">CREATE THE FOOD ITEM CLASS:</text:p>
      <text:p text:style-name="P6">-----------------------------------------------</text:p>
      <text:p text:style-name="P1">All the items on our burger shop menu have two properties in common: the name of the item and a price. This means that we can create a parent class that references those properties first, and then create child classes for the individual menu items and their specific properties. <text:span text:style-name="T12">Add a new food_item class to the menu.py file</text:span> </text:p>
      <text:p text:style-name="P1"/>
      <text:p text:style-name="P1"><text:span text:style-name="T2"># </text:span>1.The food_item class</text:p>
      <text:p text:style-name="P1">class food_item:</text:p>
      <text:p text:style-name="P1"><text:tab/>def __init__(self,name,price):</text:p>
      <text:p text:style-name="P1"><text:tab/><text:tab/>self.name = name</text:p>
      <text:p text:style-name="P1"><text:tab/><text:tab/>self.price = price</text:p>
      <text:p text:style-name="P1"><text:tab/>def __str__(self):</text:p>
      <text:p text:style-name="P1"><text:tab/><text:tab/>return "Item: " + self.name + "\n" + "Price: $" + str(self.price) + "\n"</text:p>
      <text:p text:style-name="P1"><text:tab/>def get_price(self):</text:p>
      <text:p text:style-name="P1"><text:tab/><text:tab/>return self.price</text:p>
      <text:p text:style-name="P1"/>
      <text:p text:style-name="P6">Create a Burger Class:</text:p>
      <text:p text:style-name="P6">-----------------------------</text:p>
      <text:p text:style-name="P1">We can reuse the food_item class to derive the burger class using inheritance. In our case, we will also track the condiments of the burger. To do that, we will add another attribute to the burger (besides name and price inherited from food_item), which we will call condiments. This attribute will track the list of condiments we want in the burger.</text:p>
      <text:p text:style-name="P1">For our case, we can use a simple list to store the condiments. The burger class is presented in Listing 2. <text:span text:style-name="T12">You can add this into your menu.py file that already contains the food_item class</text:span>.</text:p>
      <text:p text:style-name="P1"><text:soft-page-break/><text:span text:style-name="T3">#</text:span>2 The burger class</text:p>
      <text:p text:style-name="P1">class burger(food_item):</text:p>
      <text:p text:style-name="P1"><text:tab/>def __init__(self,name,price):</text:p>
      <text:p text:style-name="P1"><text:tab/><text:tab/>super(burger, self).__init__(name,price)</text:p>
      <text:p text:style-name="P1"><text:tab/><text:tab/>self.condiments = []</text:p>
      <text:p text:style-name="P1"><text:tab/>def add_condiment(self,condiment):</text:p>
      <text:p text:style-name="P1"><text:tab/><text:tab/>if condiment not in self.condiments:</text:p>
      <text:p text:style-name="P1"><text:tab/><text:tab/><text:tab/>self.condiments.append(condiment)</text:p>
      <text:p text:style-name="P1"><text:tab/>def __str__(self):</text:p>
      <text:p text:style-name="P1"><text:tab/><text:tab/>s = super(burger, self).__str__()</text:p>
      <text:p text:style-name="P1"><text:tab/><text:tab/>s = s + "Condiments:" + ", ".join(self.condiments)</text:p>
      <text:p text:style-name="P1"><text:tab/><text:tab/>return s</text:p>
      <text:p text:style-name="P1"/>
      <text:p text:style-name="P6">Create a Drink Class:</text:p>
      <text:p text:style-name="P6">---------------------------</text:p>
      <text:p text:style-name="P1">Drinks will have sizes associated with them, in addition to the name and price. As with the burger class, in Listing 3 we’ll create this as a subclass of food_item and customize it to include sizes. This listing should also be <text:span text:style-name="T12">added into your menu.py file</text:span>.</text:p>
      <text:p text:style-name="P1"/>
      <text:p text:style-name="P1"><text:span text:style-name="T4"># </text:span>3 The drink class</text:p>
      <text:p text:style-name="P1">class drink(food_item):</text:p>
      <text:p text:style-name="P1"><text:tab/>def __init__(self,name,size,price):</text:p>
      <text:p text:style-name="P1"><text:tab/><text:tab/>super(drink, self).__init__(name,price)</text:p>
      <text:p text:style-name="P1"><text:tab/><text:tab/>self.size= size</text:p>
      <text:p text:style-name="P1"><text:tab/>def __str__(self):</text:p>
      <text:p text:style-name="P1"><text:tab/><text:tab/>s = super(drink, self).__str__()</text:p>
      <text:p text:style-name="P1"><text:tab/><text:tab/>s = s + "Size: " + str(self.size) + "oz"</text:p>
      <text:p text:style-name="P1"><text:tab/><text:tab/>return s</text:p>
      <text:p text:style-name="P1"/>
      <text:p text:style-name="P6">Create a Side Class:</text:p>
      <text:p text:style-name="P1">All the sides on our menu have the same price, so we can create a subclass based on food_item without adding anything extra. Listing 4 presents the <text:soft-page-break/>class to hold our side objects. As with the previous classes, <text:span text:style-name="T12">add this into your menu.py file</text:span>.</text:p>
      <text:p text:style-name="P1"/>
      <text:p text:style-name="P1"><text:span text:style-name="T5"># </text:span>4 The side class</text:p>
      <text:p text:style-name="P1">class side(food_item):</text:p>
      <text:p text:style-name="P1"><text:tab/>def __init__(self,name,price):</text:p>
      <text:p text:style-name="P1"><text:tab/><text:tab/>super(side, self).__init__(name, price)</text:p>
      <text:p text:style-name="P1"/>
      <text:p text:style-name="P6">Create a Combo:</text:p>
      <text:p text:style-name="P6">--------------------</text:p>
      <text:p text:style-name="P1">A combo is much more complicated than the other food items. While it does include both a name and a price, a combo includes multiple items as well as a discounted price based on the price of the individual items. Listing 5 presents a combo class, which again, <text:span text:style-name="T12">should be added to your menu.py file</text:span>.</text:p>
      <text:p text:style-name="P1"/>
      <text:p text:style-name="P1"><text:span text:style-name="T6"># </text:span>5 The combo class</text:p>
      <text:p text:style-name="P1">class combo(food_item):</text:p>
      <text:p text:style-name="P1"><text:tab/>def __init__(self,name,b,d,s,discount):</text:p>
      <text:p text:style-name="P1"><text:tab/><text:tab/>self.name = name</text:p>
      <text:p text:style-name="P1"><text:tab/><text:tab/>self.burger = b</text:p>
      <text:p text:style-name="P1"><text:tab/><text:tab/>self.drink = d</text:p>
      <text:p text:style-name="P1"><text:tab/><text:tab/>self.side = s</text:p>
      <text:p text:style-name="P1"><text:tab/><text:tab/>self.discount = discount</text:p>
      <text:p text:style-name="P1"><text:tab/><text:tab/>self.price = self.burger.get_price() + self.drink.get_price() + self.side.get_price() - ­self.discount</text:p>
      <text:p text:style-name="P1"><text:tab/>def __str__(self):</text:p>
      <text:p text:style-name="P1"><text:tab/><text:tab/>s = ""</text:p>
      <text:p text:style-name="P1"><text:tab/><text:tab/>s = s + "Combo: " + self.name + "\n"</text:p>
      <text:p text:style-name="P1"><text:tab/><text:tab/>s = s + str(self.burger) + "\n" + str(self.drink)+ "\n" + str(self.side)+ "\n"</text:p>
      <text:p text:style-name="P1"><text:tab/><text:tab/>s = s + "Combo Price Before Discount: $" + str(self.burger.get_price() + self.drink.get_price() + self.side.get_price()) + "\n"</text:p>
      <text:p text:style-name="P1"><text:soft-page-break/><text:tab/><text:tab/>s = s + "Discount: $" + str(self.discount)+ "\n"</text:p>
      <text:p text:style-name="P1"><text:tab/><text:tab/>s = s + "Combo Price After Discount: $" + str(self.price)+ "\n"</text:p>
      <text:p text:style-name="P1"><text:tab/><text:tab/>return s</text:p>
      <text:p text:style-name="P1"/>
      <text:p text:style-name="P6">Create the Order Class:</text:p>
      <text:p text:style-name="P6">------------------------------</text:p>
      <text:p text:style-name="P1">The last class we need to create is the order itself. Create the order class shown in Listing 6 in the new file. <text:span text:style-name="T12">We have named this file order.py</text:span>.</text:p>
      <text:p text:style-name="P1"/>
      <text:p text:style-name="P1"><text:span text:style-name="T7">#</text:span>6 The order class</text:p>
      <text:p text:style-name="P1">class order:</text:p>
      <text:p text:style-name="P1"><text:tab/>def __init__(self,name):</text:p>
      <text:p text:style-name="P1"><text:tab/><text:tab/>self.name = name</text:p>
      <text:p text:style-name="P1"><text:tab/><text:tab/>self.items = []</text:p>
      <text:p text:style-name="P1"><text:tab/>def add_item(self,item):</text:p>
      <text:p text:style-name="P1"><text:tab/><text:tab/>self.items.append(item)</text:p>
      <text:p text:style-name="P1"><text:tab/>def get_price(self):</text:p>
      <text:p text:style-name="P1"><text:tab/><text:tab/>price = 0.0</text:p>
      <text:p text:style-name="P1"><text:tab/><text:tab/>for item in self.items:</text:p>
      <text:p text:style-name="P1"><text:tab/><text:tab/><text:tab/>price = price + item.get_price()</text:p>
      <text:p text:style-name="P1"><text:tab/><text:tab/>return price</text:p>
      <text:p text:style-name="P1"><text:tab/>def __str__(self):</text:p>
      <text:p text:style-name="P1"><text:tab/><text:tab/>s = [str(item) for item in self.items]</text:p>
      <text:p text:style-name="P1"><text:tab/><text:tab/>return "\n".join(s)</text:p>
      <text:p text:style-name="P1"><text:tab/>def display(self):</text:p>
      <text:p text:style-name="P1"><text:tab/><text:tab/><text:tab/><text:tab/>print("==========================================")</text:p>
      <text:p text:style-name="P1"><text:tab/><text:tab/>print("Here is a summary of your order")</text:p>
      <text:p text:style-name="P1"><text:tab/><text:tab/>print("Order for " + self.name)</text:p>
      <text:p text:style-name="P1"><text:tab/><text:tab/>print("Here is a list of items in the order")</text:p>
      <text:p text:style-name="P1"><text:tab/><text:tab/>for item in self.items:</text:p>
      <text:p text:style-name="P1"><text:tab/><text:tab/><text:tab/>print("------------")</text:p>
      <text:p text:style-name="P1"><text:tab/><text:tab/><text:tab/>print(str(item))</text:p>
      <text:p text:style-name="P1"><text:tab/><text:tab/>print("-­-­-­-­-­-­-­-­-­-­--­")</text:p>
      <text:p text:style-name="P1"><text:soft-page-break/><text:tab/><text:tab/>print("Total Order Amount :$" + str(self.get_price()))</text:p>
      <text:p text:style-name="P1"><text:tab/><text:tab/>print("==========================================")</text:p>
      <text:p text:style-name="P1"/>
      <text:p text:style-name="P1">This class sets up a new order with the following properties:</text:p>
      <text:p text:style-name="P1">•• It includes a name property that identifies (or names) the order.</text:p>
      <text:p text:style-name="P1">•• It creates a new empty list named items that will hold the items in the order.</text:p>
      <text:p text:style-name="P1">•• It gets the price for each item and adds that price to the total price for the order.</text:p>
      <text:p text:style-name="P1">•• It joins the individual items in the item list into a new string that it can display to the customer.</text:p>
      <text:p text:style-name="P1">•• We also define a series of output statements to the customer, including their name, a complete list of the items ordered, and the total price.</text:p>
      <text:p text:style-name="P6"/>
      <text:p text:style-name="P6">CREATE THE MAIN FILE:</text:p>
      <text:p text:style-name="P6">-----------------------------------</text:p>
      <text:p text:style-name="P1">We now have classes for all the items we need for our burger shop. Next, we can create the main file that will use the classes we just created to prompt the customer for the items they want to order and add up the title.</text:p>
      <text:p text:style-name="P1"><text:span text:style-name="T12">Create a new file named main.py</text:span> <text:span text:style-name="T12">in the same folder as the menu.py file we just created.</text:span> We’ll start with the code that greets the customer and sets up the order as shown in Listing 7.</text:p>
      <text:p text:style-name="P1"/>
      <text:p text:style-name="P1"><text:span text:style-name="T8"># </text:span>7 Creating an order</text:p>
      <text:p text:style-name="P1">def order_many():</text:p>
      <text:p text:style-name="P1"><text:tab/>print("Welcome to Mary's Burger Shop!")</text:p>
      <text:p text:style-name="P1"><text:tab/>q1 = input("May I have your name for the order? ")</text:p>
      <text:p text:style-name="P1"><text:tab/>o = order(q1)</text:p>
      <text:p text:style-name="P1"><text:tab/>print("Let's get your order in!")</text:p>
      <text:p text:style-name="P1"><text:tab/>done = False</text:p>
      <text:p text:style-name="P1"><text:tab/>while done == False:</text:p>
      <text:p text:style-name="P1"><text:tab/><text:tab/>item = order_once()</text:p>
      <text:p text:style-name="P1"><text:tab/><text:tab/>o.add_item(item)</text:p>
      <text:p text:style-name="P1"><text:soft-page-break/><text:tab/><text:tab/>q1= input("Do you need more items? (Enter n to stop.) ")</text:p>
      <text:p text:style-name="P1"><text:tab/><text:tab/>if q1.lower()=="n":</text:p>
      <text:p text:style-name="P1"><text:tab/><text:tab/><text:tab/>done = True</text:p>
      <text:p text:style-name="P1"><text:tab/>return o</text:p>
      <text:p text:style-name="P1"/>
      <text:p text:style-name="P1">Here we create the main order function, which will perform the following steps:</text:p>
      <text:p text:style-name="P1">•• It greets the customer and asks for their name. That name is stored in the variable o as part of order.</text:p>
      <text:p text:style-name="P1">•• It creates a loop that allows the customer to request one item at a time until they complete the order. Each item is stored in an item list using the add_item function.</text:p>
      <text:p text:style-name="P1">•• It returns the complete order.</text:p>
      <text:p text:style-name="P1"/>
      <text:p text:style-name="P6">Create order_once</text:p>
      <text:p text:style-name="P6">-----------------------</text:p>
      <text:p text:style-name="P1">Next, we need to create the function that will accept individual items and add them to the order. Add the function in Listing 8 <text:span text:style-name="T12">above the order_many function in your main.py file</text:span>.</text:p>
      <text:p text:style-name="P1"/>
      <text:p text:style-name="P1"><text:span text:style-name="T9"># </text:span>8 Creating an order once</text:p>
      <text:p text:style-name="P1">def order_once():</text:p>
      <text:p text:style-name="P1"><text:tab/>possible_options = [1,2,3,4]</text:p>
      <text:p text:style-name="P1"><text:tab/>print("Type 1 for a Burger.")</text:p>
      <text:p text:style-name="P1"><text:tab/>print("Type 2 for a Drink.")</text:p>
      <text:p text:style-name="P1"><text:tab/>print("Type 3 for a Side.")</text:p>
      <text:p text:style-name="P1"><text:tab/>print("Type 4 for a Combo.")</text:p>
      <text:p text:style-name="P1"><text:tab/>choice = None</text:p>
      <text:p text:style-name="P1"><text:tab/>while choice == None:</text:p>
      <text:p text:style-name="P1"><text:tab/><text:tab/>q1 = input("Please enter your choice:")</text:p>
      <text:p text:style-name="P1"><text:tab/><text:tab/>if int(q1) in possible_options:</text:p>
      <text:p text:style-name="P1"><text:tab/><text:tab/><text:tab/>choice = int(q1)</text:p>
      <text:p text:style-name="P1"><text:tab/>item = None</text:p>
      <text:p text:style-name="P1"><text:tab/>if choice == 1:</text:p>
      <text:p text:style-name="P1"><text:soft-page-break/><text:tab/><text:tab/>item = get_burger_order()</text:p>
      <text:p text:style-name="P1"><text:tab/>elif choice == 2:</text:p>
      <text:p text:style-name="P1"><text:tab/><text:tab/>item = get_drink_order()</text:p>
      <text:p text:style-name="P1"><text:tab/>elif choice == 3:</text:p>
      <text:p text:style-name="P1"><text:tab/><text:tab/>item = get_side_order()</text:p>
      <text:p text:style-name="P1"><text:tab/>elif choice == 4:</text:p>
      <text:p text:style-name="P1"><text:tab/><text:tab/>item = get_combo_order()</text:p>
      <text:p text:style-name="P1"><text:tab/>return item</text:p>
      <text:p text:style-name="P1"/>
      <text:p text:style-name="P6">Order a Burger:</text:p>
      <text:p text:style-name="P6">---------------------</text:p>
      <text:p text:style-name="P1">Let’s start with the code to order a burger. We’ll start by defining some of the values we want to use—­specifically, the price of a burger and the available condiments. Start by <text:span text:style-name="T12">adding the following constants to the top of the main.py file</text:span>:</text:p>
      <text:p text:style-name="P1"/>
      <text:p text:style-name="P1">BURGER_PRICE = 6.00</text:p>
      <text:p text:style-name="P1">BURGER_CONDIMENTS = ["tomato","lettuce","onion","cheese"]</text:p>
      <text:p text:style-name="P1"/>
      <text:p text:style-name="P1">The <text:span text:style-name="T12">next step is to define the get_burger_order function</text:span> that includes specific steps related to ordering a burger, including adding condiments. Add the function presented in Listing 9 <text:span text:style-name="T12">above the order_once function.</text:span></text:p>
      <text:p text:style-name="P1"/>
      <text:p text:style-name="P1"><text:span text:style-name="T10"># </text:span>9 Getting a burger order</text:p>
      <text:p text:style-name="P1">def get_burger_order():</text:p>
      <text:p text:style-name="P1"><text:tab/>b = burger("Burger",BURGER_PRICE)</text:p>
      <text:p text:style-name="P1"><text:tab/>q1 = input("Do you want any condiments on your burger? (y for yes) ")</text:p>
      <text:p text:style-name="P1"><text:tab/>if q1.lower() =="y":</text:p>
      <text:p text:style-name="P1"><text:tab/><text:tab/>for condiment in BURGER_CONDIMENTS:</text:p>
      <text:p text:style-name="P1"><text:tab/><text:tab/><text:tab/>q = input("Do you want " + str(condiment)+"? (y/n): ")</text:p>
      <text:p text:style-name="P1"><text:tab/><text:tab/><text:tab/>if q.lower() == "y":</text:p>
      <text:p text:style-name="P1"><text:tab/><text:tab/><text:tab/><text:tab/>b.add_condiment(condiment)</text:p>
      <text:p text:style-name="P1"><text:tab/>return b</text:p>
      <text:p text:style-name="P1"><text:soft-page-break/></text:p>
      <text:p text:style-name="P1">Now we have a series of steps that the program will perform:</text:p>
      <text:p text:style-name="P1">•• order_many: Greets the customer and creates the order. It also creates an item list that will store the output from order_once.</text:p>
      <text:p text:style-name="P1">•• order_once: Identifies a single item for the customer’s order. If the customer orders a burger (as in our code so far), it triggers the get_burger_order function.</text:p>
      <text:p text:style-name="P1">•• get_burger_order: Asks the customer what condiments they want on their burger. It returns the burger order and passes it to order_once, which in turn passes the item to the item list maintained by order_many.</text:p>
      <text:p text:style-name="P1"/>
      <text:p text:style-name="P6">Add a Drink:</text:p>
      <text:p text:style-name="P6">----------------</text:p>
      <text:p text:style-name="P1">Note that order_once allows the customer to order anything on the menu, but before that code will work, we must create the other functions it references. For the drink order, we need to start by defining the relevant constants. <text:span text:style-name="T12">You should update the top of your menu. py file</text:span> with the new constants included in Listing 10.</text:p>
      <text:p text:style-name="P1"/>
      <text:p text:style-name="P1"><text:span text:style-name="T11"># </text:span>10 Defining drink constants</text:p>
      <text:p text:style-name="P1">BURGER_PRICE = 6.00</text:p>
      <text:p text:style-name="P1">BURGER_CONDIMENTS = ["tomato","lettuce","onion","cheese"]</text:p>
      <text:p text:style-name="P1">DRINK_TYPES = ["fanta", "coca cola", "sprite"]</text:p>
      <text:p text:style-name="P1">DRINK_SIZES = [12, 16, 20]</text:p>
      <text:p text:style-name="P2">DRINK_PRICES = [1.00,2.00,3.00]</text:p>
      <text:p text:style-name="P2"/>
      <text:p text:style-name="P2">Next, we’ll create the function as shown in Listing 11 that prompts the customer for the drink and adds it to the order. <text:span text:style-name="T12">This code should be added in your main.py file after the get_burger_order function.</text:span></text:p>
      <text:p text:style-name="P2"><text:span text:style-name="T12"/></text:p>
      <text:p text:style-name="P9"><text:span text:style-name="T13"># </text:span>11 Adding a drink</text:p>
      <text:p text:style-name="P9">def get_drink_order():</text:p>
      <text:p text:style-name="P9"><text:tab/>print("These are the available drinks:")</text:p>
      <text:p text:style-name="P9"><text:tab/>print(DRINK_TYPES)</text:p>
      <text:p text:style-name="P9"><text:soft-page-break/><text:tab/>print("These are the available sizes:")</text:p>
      <text:p text:style-name="P9"><text:tab/>print(DRINK_SIZES)</text:p>
      <text:p text:style-name="P9"><text:tab/>choice = False</text:p>
      <text:p text:style-name="P9"><text:tab/>drink_name = None</text:p>
      <text:p text:style-name="P9"><text:tab/>drink_size = None</text:p>
      <text:p text:style-name="P9"><text:tab/>drink_price = None</text:p>
      <text:p text:style-name="P9"><text:tab/>while choice == False:</text:p>
      <text:p text:style-name="P9"><text:tab/><text:tab/>q1 = input("What drink do you want? ")</text:p>
      <text:p text:style-name="P9"><text:tab/><text:tab/>if q1.lower() in DRINK_TYPES:</text:p>
      <text:p text:style-name="P9"><text:tab/><text:tab/><text:tab/>choice = True</text:p>
      <text:p text:style-name="P9"><text:tab/><text:tab/><text:tab/>drink_name = q1.lower()</text:p>
      <text:p text:style-name="P9"><text:tab/><text:tab/>else:</text:p>
      <text:p text:style-name="P9"><text:tab/><text:tab/><text:tab/>print("Please enter a valid drink.")</text:p>
      <text:p text:style-name="P9"><text:tab/>choice = False</text:p>
      <text:p text:style-name="P9"><text:tab/>while choice == False:</text:p>
      <text:p text:style-name="P9"><text:tab/><text:tab/>q1 = input("What size do you want? " + str(DRINK_SIZES) + ": ")</text:p>
      <text:p text:style-name="P9"><text:tab/><text:tab/>if int(q1) in DRINK_SIZES:</text:p>
      <text:p text:style-name="P9"><text:tab/><text:tab/><text:tab/>choice = True</text:p>
      <text:p text:style-name="P9"><text:tab/><text:tab/><text:tab/>drink_size = int(q1)</text:p>
      <text:p text:style-name="P9"><text:tab/><text:tab/>else:</text:p>
      <text:p text:style-name="P9"><text:tab/><text:tab/><text:tab/>print("please enter a valid size")</text:p>
      <text:p text:style-name="P9"><text:tab/>#locate the price of the drink based on the index of the size:</text:p>
      <text:p text:style-name="P9"><text:tab/>drink_price = DRINK_PRICES[DRINK_SIZES.index(drink_size)]</text:p>
      <text:p text:style-name="P9"><text:tab/>d = drink(drink_name,drink_size,drink_price)</text:p>
      <text:p text:style-name="P9"><text:tab/>return d</text:p>
      <text:p text:style-name="P9"/>
      <text:p text:style-name="P9">•• Note the use of if/else to identify that the customer has entered an appropriate value. If they enter something different (even misspelled), it prompts them to try again until a valid option is entered.</text:p>
      <text:p text:style-name="P9">•• After getting the drink and the size, it compares the size list to the price list and uses the index value of the selected size to find the appropriate price.</text:p>
      <text:p text:style-name="P9"><text:soft-page-break/>•• It collects all three values (name, size, and price) into a drink class and returns the value from that class.</text:p>
      <text:p text:style-name="P9">•• As with the get_burger_order function, the result is passed back to order_once, which in turn passes that information back to order_many to add to the total order.</text:p>
      <text:p text:style-name="P9"/>
      <text:p text:style-name="P7">Add Sides:</text:p>
      <text:p text:style-name="P7">-------------</text:p>
      <text:p text:style-name="P9">The side order function is similar to the drink order: We present the customer with a list of choices, accept the choice, and pass the value to order_once. First <text:span text:style-name="T12">add the appropriate side constants into your main.py file</text:span>. Listing 12 shows the updated list of constants.</text:p>
      <text:p text:style-name="P9"/>
      <text:p text:style-name="P9"><text:span text:style-name="T14"># </text:span>12 Defining side constants</text:p>
      <text:p text:style-name="P9">BURGER_PRICE = 6.00</text:p>
      <text:p text:style-name="P9">BURGER_CONDIMENTS = ["tomato","lettuce","onion","cheese"]</text:p>
      <text:p text:style-name="P9">DRINK_TYPES = ["fanta", "coca cola", "sprite"]</text:p>
      <text:p text:style-name="P9">DRINK_SIZES = [12, 16, 20]</text:p>
      <text:p text:style-name="P9">DRINK_PRICES = [1.00,2.00,3.00]</text:p>
      <text:p text:style-name="P9">SIDE_PRICE = 3.00</text:p>
      <text:p text:style-name="P9">SIDES = ["fries","coleslaw","salad"]</text:p>
      <text:p text:style-name="P9"/>
      <text:p text:style-name="P9">With the constants in place, create the code that will prompt the customer for their choice of side and return the value with its price. Add the get_side_order function’s code from Listing 13 into <text:span text:style-name="T12">your main.py file after the get_drink_order function</text:span>.</text:p>
      <text:p text:style-name="P9"/>
      <text:p text:style-name="P9"><text:span text:style-name="T15"># </text:span>13 Adding a side order</text:p>
      <text:p text:style-name="P9">def get_side_order():</text:p>
      <text:p text:style-name="P9"><text:tab/>print("These are the available sides:")</text:p>
      <text:p text:style-name="P9"><text:tab/>print(SIDES)</text:p>
      <text:p text:style-name="P9"><text:tab/>choice = False</text:p>
      <text:p text:style-name="P9"><text:tab/>side_name = None</text:p>
      <text:p text:style-name="P9"><text:tab/>while choice == False:</text:p>
      <text:p text:style-name="P9"><text:soft-page-break/><text:tab/><text:tab/>q1 = input("What side do you want? ")</text:p>
      <text:p text:style-name="P9"><text:tab/><text:tab/>if q1.lower() in SIDES:</text:p>
      <text:p text:style-name="P9"><text:tab/><text:tab/><text:tab/>choice = True</text:p>
      <text:p text:style-name="P9"><text:tab/><text:tab/><text:tab/>side_name = q1.lower()</text:p>
      <text:p text:style-name="P9"><text:tab/><text:tab/>else:</text:p>
      <text:p text:style-name="P9"><text:tab/><text:tab/><text:tab/>print("Please enter a valid side.")</text:p>
      <text:p text:style-name="P9"><text:tab/>s = side(side_name,SIDE_PRICE)</text:p>
      <text:p text:style-name="P9"><text:tab/>return s</text:p>
      <text:p text:style-name="P9"/>
      <text:p text:style-name="P8">Order a Combo:</text:p>
      <text:p text:style-name="P9">A combo includes a burger, a side, and a drink, with the advantage of giving the customer a discount on their order. For our burger shop, the price of a combo is $2 less than if the customer orders each of the items individually, so we need to define that in the constants. Listing 14 again shows an <text:span text:style-name="T12">updated list of constant values that should be at the top of your main.py file</text:span>.</text:p>
      <text:p text:style-name="P9"/>
      <text:p text:style-name="P9"><text:span text:style-name="T16"># </text:span>14 Defining combo constants</text:p>
      <text:p text:style-name="P9">BURGER_PRICE = 6.00</text:p>
      <text:p text:style-name="P9">BURGER_CONDIMENTS = ["tomato","lettuce","onion","cheese"]</text:p>
      <text:p text:style-name="P9">DRINK_TYPES = ["fanta", "coca cola", "sprite"]</text:p>
      <text:p text:style-name="P9">DRINK_SIZES = [12, 16, 20]</text:p>
      <text:p text:style-name="P9">DRINK_PRICES = [1.00,2.00,3.00]</text:p>
      <text:p text:style-name="P9">SIDE_PRICE = 3.00</text:p>
      <text:p text:style-name="P9">SIDES = ["fries","coleslaw","salad"]</text:p>
      <text:p text:style-name="P9">COMBO_DISCOUNT = 2.00</text:p>
      <text:p text:style-name="P9"/>
      <text:p text:style-name="P9">The function for the combo shown in Listing 15 will reuse the functions we’ve already created. Y<text:span text:style-name="T12">ou should place this in your main.py file after all those functions</text:span>.</text:p>
      <text:p text:style-name="P9"/>
      <text:p text:style-name="P9"><text:span text:style-name="T17"># </text:span>15 Getting a combo</text:p>
      <text:p text:style-name="P9">def get_combo_order():</text:p>
      <text:p text:style-name="P9"><text:tab/>print("Let's get you a combo meal!")</text:p>
      <text:p text:style-name="P9"><text:soft-page-break/><text:tab/>print("First, let's order the burger for your combo.")</text:p>
      <text:p text:style-name="P9"><text:tab/>b = get_burger_order()</text:p>
      <text:p text:style-name="P9"><text:tab/>print("Now, let's order the drink for your combo.")</text:p>
      <text:p text:style-name="P9"><text:tab/>d = get_drink_order()</text:p>
      <text:p text:style-name="P9"><text:tab/>print("Finally, let's order the side for your combo.")</text:p>
      <text:p text:style-name="P9"><text:tab/>s = get_side_order()</text:p>
      <text:p text:style-name="P9"><text:tab/>c = combo("Combo",b,d,s,COMBO_DISCOUNT)</text:p>
      <text:p text:style-name="P9"><text:tab/>#print(str(c))</text:p>
      <text:p text:style-name="P9"><text:tab/>return c</text:p>
      <text:p text:style-name="P9"/>
      <text:p text:style-name="P7">DISPLAY THE OUTPUT:</text:p>
      <text:p text:style-name="P7">--------------------------------</text:p>
      <text:p text:style-name="P9">Finally, we want our program to print out what the customer ordered, along with the total price. Right now, this is all stored in the order_many function (including the initial greeting to the customer), so we want to take the output from that function and display it to the customer.</text:p>
      <text:p text:style-name="P9">Add the following code at the end of the main file:</text:p>
      <text:p text:style-name="P9"/>
      <text:p text:style-name="P9">client_order = order_many()</text:p>
      <text:p text:style-name="P9">client_order.display()</text:p>
      <text:p text:style-name="P9"/>
      <text:p text:style-name="P7">TIE THE CODE FILES TOGETHER:</text:p>
      <text:p text:style-name="P9">------------------------------------------------</text:p>
      <text:p text:style-name="P9">When we want our program to run code that exists somewhere other than the same file, we must use the import function and tell Python exactly what we want to import. Assuming that both the main file and the menu file are in the same location, we add an <text:span text:style-name="T12">import statement for each of the classes we defined in the menu file</text:span>. <text:span text:style-name="T12">Add the following</text:span></text:p>
      <text:p text:style-name="P9"><text:span text:style-name="T12">code at the very top of the main.py file</text:span>:</text:p>
      <text:p text:style-name="P9"/>
      <text:p text:style-name="P9">from menu import burger</text:p>
      <text:p text:style-name="P9">from menu import drink</text:p>
      <text:p text:style-name="P9">from menu import side</text:p>
      <text:p text:style-name="P9">from menu import combo</text:p>
      <text:p text:style-name="P9"><text:soft-page-break/>from order import order</text:p>
      <text:p text:style-name="P9">Listing 16 contains all the code that we’ve <text:span text:style-name="T12">added to the main.py file</text:span>.</text:p>
      <text:p text:style-name="P9"/>
      <text:p text:style-name="P9"><text:span text:style-name="T18"># </text:span>16 The complete main.py</text:p>
      <text:p text:style-name="P9">from menu import burger</text:p>
      <text:p text:style-name="P9">from menu import drink</text:p>
      <text:p text:style-name="P9">from menu import side</text:p>
      <text:p text:style-name="P9">from menu import combo</text:p>
      <text:p text:style-name="P9">from order import order</text:p>
      <text:p text:style-name="P9"/>
      <text:p text:style-name="P9">BURGER_PRICE = 6.00</text:p>
      <text:p text:style-name="P9">BURGER_CONDIMENTS = ["tomato","lettuce","onion","cheese"]</text:p>
      <text:p text:style-name="P9">DRINK_TYPES = ["fanta", "coca cola", "sprite"]</text:p>
      <text:p text:style-name="P9">DRINK_SIZES = [12, 16, 20]</text:p>
      <text:p text:style-name="P9">DRINK_PRICES = [1.00,2.00,3.00]</text:p>
      <text:p text:style-name="P9">SIDE_PRICE = 3.00</text:p>
      <text:p text:style-name="P9">SIDES = ["fries","coleslaw","salad"]</text:p>
      <text:p text:style-name="P9"/>
      <text:p text:style-name="P9">COMBO_DISCOUNT = 2.00</text:p>
      <text:p text:style-name="P9"/>
      <text:p text:style-name="P9">def get_burger_order():</text:p>
      <text:p text:style-name="P9"><text:tab/>b = burger("Burger",BURGER_PRICE)</text:p>
      <text:p text:style-name="P9"><text:tab/>q1 = input("Do you want any condiments on your burger? (y for yes) ")</text:p>
      <text:p text:style-name="P9"><text:tab/>if q1.lower() =="y":</text:p>
      <text:p text:style-name="P9"><text:tab/><text:tab/>for condiment in BURGER_CONDIMENTS:</text:p>
      <text:p text:style-name="P9"><text:tab/><text:tab/><text:tab/>q = input("Do you want " + str(condiment)+"? (y/n): ")</text:p>
      <text:p text:style-name="P9"><text:tab/><text:tab/><text:tab/>if q.lower() == "y":</text:p>
      <text:p text:style-name="P9"><text:tab/><text:tab/><text:tab/><text:tab/>b.add_condiment(condiment)</text:p>
      <text:p text:style-name="P9"><text:tab/>return b</text:p>
      <text:p text:style-name="P9"/>
      <text:p text:style-name="P9">def get_drink_order():</text:p>
      <text:p text:style-name="P9"><text:tab/>print ("These are the available drinks:")</text:p>
      <text:p text:style-name="P9"><text:tab/>print (DRINK_TYPES)</text:p>
      <text:p text:style-name="P9"><text:soft-page-break/><text:tab/>print ("These are the available sizes:")</text:p>
      <text:p text:style-name="P9"><text:tab/>print (DRINK_SIZES)</text:p>
      <text:p text:style-name="P9"><text:tab/>choice = False</text:p>
      <text:p text:style-name="P9"><text:tab/>drink_name = None</text:p>
      <text:p text:style-name="P9"><text:tab/>drink_size = None</text:p>
      <text:p text:style-name="P9"><text:tab/>drink_price = None</text:p>
      <text:p text:style-name="P9"><text:tab/>while choice == False:</text:p>
      <text:p text:style-name="P9"><text:tab/><text:tab/>q1 = input("What drink do you want? ")</text:p>
      <text:p text:style-name="P9"><text:tab/><text:tab/>if q1.lower() in DRINK_TYPES:</text:p>
      <text:p text:style-name="P9"><text:tab/><text:tab/><text:tab/>choice = True</text:p>
      <text:p text:style-name="P9"><text:tab/><text:tab/><text:tab/>drink_name = q1.lower()</text:p>
      <text:p text:style-name="P9"><text:tab/><text:tab/>else:</text:p>
      <text:p text:style-name="P9"><text:tab/><text:tab/><text:tab/>print("Please enter a valid drink.")</text:p>
      <text:p text:style-name="P9"><text:tab/>choice = False</text:p>
      <text:p text:style-name="P9"><text:tab/>while choice == False:</text:p>
      <text:p text:style-name="P9"><text:tab/><text:tab/>q1 = input("What size do you want? " + str(DRINK_SIZES) + ": ")</text:p>
      <text:p text:style-name="P9"><text:tab/><text:tab/>if int(q1) in DRINK_SIZES:</text:p>
      <text:p text:style-name="P9"><text:tab/><text:tab/><text:tab/>choice = True</text:p>
      <text:p text:style-name="P9"><text:tab/><text:tab/><text:tab/>drink_size = int(q1)</text:p>
      <text:p text:style-name="P9"><text:tab/><text:tab/>else:</text:p>
      <text:p text:style-name="P9"><text:tab/><text:tab/><text:tab/>print("please enter a valid size")</text:p>
      <text:p text:style-name="P9"><text:tab/>#locate the price of the drink based on the index of the size:</text:p>
      <text:p text:style-name="P9"><text:tab/>drink_price = DRINK_PRICES[DRINK_SIZES.index(drink_size)]</text:p>
      <text:p text:style-name="P9"><text:tab/>d = drink(drink_name,drink_size,drink_price)</text:p>
      <text:p text:style-name="P9"><text:tab/>return d</text:p>
      <text:p text:style-name="P9"/>
      <text:p text:style-name="P9">def get_side_order():</text:p>
      <text:p text:style-name="P9"><text:tab/>print("These are the available sides:")</text:p>
      <text:p text:style-name="P9"><text:tab/>print(SIDES)</text:p>
      <text:p text:style-name="P9"><text:tab/>choice = False</text:p>
      <text:p text:style-name="P9"><text:tab/>side_name = None</text:p>
      <text:p text:style-name="P9"><text:tab/>while choice == False:</text:p>
      <text:p text:style-name="P9"><text:tab/><text:tab/>q1 = input("What side do you want? ")</text:p>
      <text:p text:style-name="P9"><text:soft-page-break/><text:tab/><text:tab/>if q1.lower() in SIDES:</text:p>
      <text:p text:style-name="P9"><text:tab/><text:tab/><text:tab/>choice = True</text:p>
      <text:p text:style-name="P9"><text:tab/><text:tab/><text:tab/>side_name = q1.lower()</text:p>
      <text:p text:style-name="P9"><text:tab/><text:tab/>else:</text:p>
      <text:p text:style-name="P9"><text:tab/><text:tab/><text:tab/>print("Please enter a valid side.")</text:p>
      <text:p text:style-name="P9"><text:tab/>s = side(side_name,SIDE_PRICE)</text:p>
      <text:p text:style-name="P9"><text:tab/>return s</text:p>
      <text:p text:style-name="P9"/>
      <text:p text:style-name="P9">def get_combo_order():</text:p>
      <text:p text:style-name="P9"><text:tab/>print("Let's get you a combo meal!")</text:p>
      <text:p text:style-name="P9"><text:tab/>print("First, let's order the burger for your combo.")</text:p>
      <text:p text:style-name="P9"><text:tab/>b = get_burger_order()</text:p>
      <text:p text:style-name="P9"><text:tab/>print("Now, let's order the drink for your combo.")</text:p>
      <text:p text:style-name="P9"><text:tab/>d = get_drink_order()</text:p>
      <text:p text:style-name="P9"><text:tab/>print("Finally, let's order the side for your combo.")</text:p>
      <text:p text:style-name="P9"><text:tab/>s = get_side_order()</text:p>
      <text:p text:style-name="P9"><text:tab/>c = combo("Combo",b,d,s,COMBO_DISCOUNT)</text:p>
      <text:p text:style-name="P9"><text:tab/>#print(str(c))</text:p>
      <text:p text:style-name="P9"><text:tab/>return c</text:p>
      <text:p text:style-name="P9"/>
      <text:p text:style-name="P9">def order_once():</text:p>
      <text:p text:style-name="P9"><text:tab/>possible_options = [1,2,3,4]</text:p>
      <text:p text:style-name="P9"><text:tab/>print("Type 1 for a Burger.")</text:p>
      <text:p text:style-name="P9"><text:tab/>print("Type 2 for a Drink.")</text:p>
      <text:p text:style-name="P9"><text:tab/>print("Type 3 for a Side.")</text:p>
      <text:p text:style-name="P9"><text:tab/>print("Type 4 for a Combo.")</text:p>
      <text:p text:style-name="P9"><text:tab/>choice = None</text:p>
      <text:p text:style-name="P9"><text:tab/>while choice == None:</text:p>
      <text:p text:style-name="P9"><text:tab/><text:tab/>q1 = input("Please enter your choice:")</text:p>
      <text:p text:style-name="P9"><text:tab/><text:tab/>if int(q1) in possible_options:</text:p>
      <text:p text:style-name="P9"><text:tab/><text:tab/><text:tab/>choice = int(q1)</text:p>
      <text:p text:style-name="P9"><text:tab/>item = None</text:p>
      <text:p text:style-name="P9"><text:tab/>if choice == 1:</text:p>
      <text:p text:style-name="P9"><text:tab/><text:tab/>item = get_burger_order()</text:p>
      <text:p text:style-name="P9"><text:soft-page-break/><text:tab/>elif choice == 2:</text:p>
      <text:p text:style-name="P9"><text:tab/><text:tab/>item = get_drink_order()</text:p>
      <text:p text:style-name="P9"><text:tab/>elif choice == 3:</text:p>
      <text:p text:style-name="P9"><text:tab/><text:tab/>item = get_side_order()</text:p>
      <text:p text:style-name="P9"><text:tab/>elif choice == 4:</text:p>
      <text:p text:style-name="P9"><text:tab/><text:tab/>item = get_combo_order()</text:p>
      <text:p text:style-name="P9"><text:tab/>return item</text:p>
      <text:p text:style-name="P9"/>
      <text:p text:style-name="P9">def order_many():</text:p>
      <text:p text:style-name="P9"><text:tab/>print("Welcome to Mary's Burger Shop!")</text:p>
      <text:p text:style-name="P9"><text:tab/>q1 = input("May I have your name for the order? ")</text:p>
      <text:p text:style-name="P9"><text:tab/>o = order(q1)</text:p>
      <text:p text:style-name="P9"><text:tab/>print("Let's get your order in!")</text:p>
      <text:p text:style-name="P9"><text:tab/>done = False</text:p>
      <text:p text:style-name="P9"><text:tab/>while done == False:</text:p>
      <text:p text:style-name="P9"><text:tab/><text:tab/>item = order_once()</text:p>
      <text:p text:style-name="P9"><text:tab/><text:tab/>o.add_item(item)</text:p>
      <text:p text:style-name="P9"><text:tab/><text:tab/>q1= input("Do you need more items? (Enter n to stop.) ")</text:p>
      <text:p text:style-name="P9"><text:tab/><text:tab/>if q1.lower()=="n":</text:p>
      <text:p text:style-name="P9"><text:tab/><text:tab/><text:tab/>done = True</text:p>
      <text:p text:style-name="P9"><text:tab/>return o</text:p>
      <text:p text:style-name="P9">client_order = order_many()</text:p>
      <text:p text:style-name="P9">client_order.display()</text:p>
      <text:p text:style-name="P9"/>
      <text:p text:style-name="P9">Once the program works, try tweaking it a bit with the following ideas:</text:p>
      <text:p text:style-name="P9">•• How could you add more condiments to the burger (such as mustard or ketchup)?</text:p>
      <text:p text:style-name="P9">•• Can you add more drink or side options?</text:p>
      <text:p text:style-name="P9">•• Can you include water at no cost?</text:p>
      <text:p text:style-name="P9">•• Can you add options that change the cost of a burger? For example, adding cheese</text:p>
      <text:p text:style-name="P9">might add a dollar to the price of the burger, or the customer could order a burger with two patties for a higher price.</text:p>
      <text:p text:style-name="P9"/>
      <text:h text:style-name="P10" text:outline-level="3"><text:soft-page-break/>1. <text:span text:style-name="Strong_20_Emphasis">Adding More Condiments (like Mustard or Ketchup)</text:span></text:h>
      <text:p text:style-name="Text_20_body"><text:span text:style-name="T19">You can simply extend the </text:span><text:span text:style-name="Source_20_Text"><text:span text:style-name="T19">BURGER_CONDIMENTS</text:span></text:span><text:span text:style-name="T19"> list to include new condiments. For example, you can add </text:span><text:span text:style-name="Source_20_Text"><text:span text:style-name="T19">"mustard"</text:span></text:span><text:span text:style-name="T19"> and </text:span><text:span text:style-name="Source_20_Text"><text:span text:style-name="T19">"ketchup"</text:span></text:span><text:span text:style-name="T19">.</text:span></text:p>
      <text:p text:style-name="P9">BURGER_CONDIMENTS = ["tomato", "lettuce", "onion", "cheese", "mustard", "ketchup"]</text:p>
      <text:p text:style-name="P9"/>
      <text:h text:style-name="P13" text:outline-level="3"><text:span text:style-name="T19">2. </text:span><text:span text:style-name="Strong_20_Emphasis"><text:span text:style-name="T19">Adding More Drink and Side Options</text:span></text:span></text:h>
      <text:p text:style-name="P4">You can similarly extend the lists of drinks and sides:</text:p>
      <text:p text:style-name="P11">DRINK_TYPES = ["fanta", "coca cola", "sprite", "water"] </text:p>
      <text:p text:style-name="P11">DRINK_SIZES = [12, 16, 20] </text:p>
      <text:p text:style-name="P11">DRINK_PRICES = [1.00, 2.00, 3.00, 0.00] # Water is free, so its price is 0.00 SIDES = ["fries", "coleslaw", "salad", "onion rings", "fruit"] </text:p>
      <text:p text:style-name="P11">SIDE_PRICE = 3.00</text:p>
      <text:p text:style-name="P11"/>
      <text:h text:style-name="P14" text:outline-level="3"><text:span text:style-name="T19">3. </text:span><text:span text:style-name="Strong_20_Emphasis"><text:span text:style-name="T19">Including Water at No Cost</text:span></text:span></text:h>
      <text:p text:style-name="Text_20_body"><text:span text:style-name="T19">As shown above, you can add </text:span><text:span text:style-name="Source_20_Text"><text:span text:style-name="T19">"water"</text:span></text:span><text:span text:style-name="T19"> to the </text:span><text:span text:style-name="Source_20_Text"><text:span text:style-name="T19">DRINK_TYPES</text:span></text:span><text:span text:style-name="T19"> list and set its price to </text:span><text:span text:style-name="Source_20_Text"><text:span text:style-name="T19">0.00</text:span></text:span><text:span text:style-name="T19"> in </text:span><text:span text:style-name="Source_20_Text"><text:span text:style-name="T19">DRINK_PRICES</text:span></text:span><text:span text:style-name="T19">. This will allow customers to select water for free.</text:span></text:p>
      <text:h text:style-name="Heading_20_3" text:outline-level="3"><text:span text:style-name="T19">4. </text:span><text:span text:style-name="Strong_20_Emphasis"><text:span text:style-name="T19">Adding Options that Change the Cost of a Burger</text:span></text:span></text:h>
      <text:p text:style-name="P4">You can introduce an option to modify the price of the burger based on additional toppings like cheese, extra patties, etc. Here’s how you could implement that:</text:p>
      <text:h text:style-name="P3" text:outline-level="4">Update the Burger Class</text:h>
      <text:p text:style-name="P4">You can introduce methods to add cheese or an extra patty that increases the burger's price.</text:p>
      <text:p text:style-name="P12">class burger(food_item): </text:p>
      <text:p text:style-name="P12"><text:tab/>def __init__(self, name, price): </text:p>
      <text:p text:style-name="P12"><text:tab/><text:tab/>super(burger, self).__init__(name, price) </text:p>
      <text:p text:style-name="P12"><text:soft-page-break/><text:tab/><text:tab/>self.condiments = [] </text:p>
      <text:p text:style-name="P12"><text:tab/><text:tab/>self.extras = [] </text:p>
      <text:p text:style-name="P12"/>
      <text:p text:style-name="P12"><text:tab/>def add_condiment(self, condiment): </text:p>
      <text:p text:style-name="P12"><text:tab/><text:tab/>if condiment not in self.condiments: <text:tab/><text:tab/><text:tab/><text:tab/><text:tab/><text:tab/><text:tab/> <text:tab/><text:tab/>self.condiments.append(condiment) </text:p>
      <text:p text:style-name="P12"/>
      <text:p text:style-name="P12"><text:tab/>def add_cheese(self): </text:p>
      <text:p text:style-name="P12"><text:tab/><text:tab/>self.extras.append("cheese") </text:p>
      <text:p text:style-name="P12"><text:tab/><text:tab/>self.price += 1.00 # Adding cheese increases price by $1.00 </text:p>
      <text:p text:style-name="P12"/>
      <text:p text:style-name="P12"><text:tab/>def add_extra_patty(self): </text:p>
      <text:p text:style-name="P12"><text:tab/><text:tab/>self.extras.append("extra patty") </text:p>
      <text:p text:style-name="P12"><text:tab/><text:tab/>self.price += 2.00 # Adding extra patty increases price by $2.00 </text:p>
      <text:p text:style-name="P12"/>
      <text:p text:style-name="P12"><text:tab/>def __str__(self): </text:p>
      <text:p text:style-name="P12"><text:tab/><text:tab/>s = super(burger, self).__str__() </text:p>
      <text:p text:style-name="P12"><text:tab/><text:tab/>s += "Condiments: " + ", ".join(self.condiments) + "\n" </text:p>
      <text:p text:style-name="P12"><text:tab/><text:tab/>s += "Extras: " + ", ".join(self.extras) + "\n" </text:p>
      <text:p text:style-name="P20"><text:tab/><text:tab/>return s</text:p>
      <text:p text:style-name="P15"><text:span text:style-name="T21"/></text:p>
      <text:p text:style-name="P15"><text:span text:style-name="T19">Modify </text:span><text:span text:style-name="Source_20_Text"><text:span text:style-name="T19">get_burger_order()</text:span></text:span><text:span text:style-name="T19"> to Ask for Extras</text:span></text:p>
      <text:p text:style-name="P4">You can prompt the user to ask if they want to add cheese or extra patties to their burger.</text:p>
      <text:p text:style-name="P5">def get_burger_order(): </text:p>
      <text:p text:style-name="P5"><text:tab/>b = burger("Burger", BURGER_PRICE) </text:p>
      <text:p text:style-name="P5"><text:tab/># Ask for condiments </text:p>
      <text:p text:style-name="P5"><text:tab/>q1 = input("Do you want any condiments on your burger? (y for yes) ") </text:p>
      <text:p text:style-name="P5"><text:tab/>if q1.lower() == "y": </text:p>
      <text:p text:style-name="P5"><text:tab/><text:tab/>for condiment in BURGER_CONDIMENTS: </text:p>
      <text:p text:style-name="P5"><text:soft-page-break/><text:tab/><text:tab/><text:tab/>q = input(f"Do you want {condiment}? (y/n): ") </text:p>
      <text:p text:style-name="P5"><text:tab/><text:tab/><text:tab/>if q.lower() == "y": </text:p>
      <text:p text:style-name="P5"><text:tab/><text:tab/><text:tab/><text:tab/>b.add_condiment(condiment)</text:p>
      <text:p text:style-name="P5"><text:tab/> # Ask for extras </text:p>
      <text:p text:style-name="P5"><text:tab/>q2 = input("Do you want to add cheese for $1.00? (y/n): ") </text:p>
      <text:p text:style-name="P5"><text:tab/>if q2.lower() == "y": </text:p>
      <text:p text:style-name="P5"><text:tab/><text:tab/>b.add_cheese() </text:p>
      <text:p text:style-name="P5"><text:tab/>q3 = input("Do you want to add an extra patty for $2.00? (y/n): ") </text:p>
      <text:p text:style-name="P5"><text:tab/>if q3.lower() == "y": </text:p>
      <text:p text:style-name="P5"><text:tab/><text:tab/>b.add_extra_patty() </text:p>
      <text:p text:style-name="P5"><text:tab/>return b</text:p>
      <text:p text:style-name="P12"/>
      <text:p text:style-name="P22">How to make executable?</text:p>
      <text:p text:style-name="P28">To make your Python project executable on a Linux system like openSUSE, you can convert it into a standalone script and ensure that it can be executed from the terminal. Here are the steps:</text:p>
      <text:h text:style-name="Heading_20_3" text:outline-level="3"><text:span text:style-name="T19">1. </text:span><text:span text:style-name="Strong_20_Emphasis"><text:span text:style-name="T19">Add Shebang to Your Python Script</text:span></text:span></text:h>
      <text:p text:style-name="Text_20_body"><text:span text:style-name="T19">At the top of your main Python file (e.g., </text:span><text:span text:style-name="Source_20_Text"><text:span text:style-name="T19">main.py</text:span></text:span><text:span text:style-name="T19">), add a shebang line. This tells the system which interpreter to use to execute the script.</text:span></text:p>
      <text:p text:style-name="P4">For example, if you are using Python 3, the shebang would be:</text:p>
      <text:p text:style-name="P22">#!/usr/bin/env python3</text:p>
      <text:p text:style-name="P22"/>
      <text:p text:style-name="P28">Place this at the very top of your <text:span text:style-name="Source_20_Text">main.py</text:span> file.</text:p>
      <text:h text:style-name="Heading_20_3" text:outline-level="3"><text:soft-page-break/><text:span text:style-name="T19">2. </text:span><text:span text:style-name="Strong_20_Emphasis"><text:span text:style-name="T19">Make the Script Executable</text:span></text:span></text:h>
      <text:p text:style-name="Text_20_body"><text:span text:style-name="T19">After adding the shebang, you need to change the file permissions to make it executable. You can do this using the </text:span><text:span text:style-name="Source_20_Text"><text:span text:style-name="T19">chmod</text:span></text:span><text:span text:style-name="T19"> command in the terminal.</text:span></text:p>
      <text:p text:style-name="P22">chmod +x main.py</text:p>
      <text:h text:style-name="P16" text:outline-level="3">3. <text:span text:style-name="Strong_20_Emphasis">Running the Script</text:span></text:h>
      <text:p text:style-name="Text_20_body"><text:span text:style-name="T19">Once the script is executable, you can run it directly from the terminal by navigating to the directory where </text:span><text:span text:style-name="Source_20_Text"><text:span text:style-name="T19">main.py</text:span></text:span><text:span text:style-name="T19"> is located and executing it as:</text:span></text:p>
      <text:p text:style-name="P22">./main.py</text:p>
      <text:p text:style-name="P22"/>
      <text:h text:style-name="P16" text:outline-level="3">4. <text:span text:style-name="Strong_20_Emphasis">Optional: Create a Launcher (Shortcut)</text:span></text:h>
      <text:p text:style-name="P4">If you want to create a shortcut to run the script easily, you can:</text:p>
      <text:list text:style-name="L1">
        <text:list-item>
          <text:p text:style-name="P30"><text:span text:style-name="T19">Create a symbolic link to </text:span><text:span text:style-name="Source_20_Text"><text:span text:style-name="T19">/usr/local/bin</text:span></text:span><text:span text:style-name="T19"> or another directory in your </text:span><text:span text:style-name="Source_20_Text"><text:span text:style-name="T19">PATH</text:span></text:span><text:span text:style-name="T19">.</text:span></text:p>
        </text:list-item>
      </text:list>
      <text:p text:style-name="P22">sudo ln -s /path/to/main.py /usr/local/bin/burger-shop</text:p>
      <text:p text:style-name="P22"/>
      <text:p text:style-name="P23"><text:span text:style-name="T25">2. </text:span><text:span text:style-name="T26">After that, you can run the script from anywhere by typing:</text:span></text:p>
      <text:p text:style-name="P24"><text:span text:style-name="Source_20_Text"><text:span text:style-name="T23"/></text:span></text:p>
      <text:p text:style-name="P24"><text:span text:style-name="Source_20_Text"><text:span text:style-name="T23">burger-shop</text:span></text:span></text:p>
      <text:p text:style-name="P24"><text:span text:style-name="Source_20_Text"><text:span text:style-name="T23"/></text:span></text:p>
      <text:h text:style-name="P17" text:outline-level="3"><text:span text:style-name="Source_20_Text"><text:span text:style-name="T23">5. </text:span></text:span><text:span text:style-name="Source_20_Text"><text:span text:style-name="Strong_20_Emphasis"><text:span text:style-name="T20">Packaging the Project</text:span></text:span></text:span></text:h>
      <text:p text:style-name="Text_20_body"><text:span text:style-name="T19">If your project has multiple files (like </text:span><text:span text:style-name="Source_20_Text"><text:span text:style-name="T19">menu.py</text:span></text:span><text:span text:style-name="T19">, </text:span><text:span text:style-name="Source_20_Text"><text:span text:style-name="T19">order.py</text:span></text:span><text:span text:style-name="T19">, and </text:span><text:span text:style-name="Source_20_Text"><text:span text:style-name="T19">main.py</text:span></text:span><text:span text:style-name="T19">), you need to make sure that Python can find and import the modules properly. Ensure that your file structure is correct.</text:span></text:p>
      <text:h text:style-name="P3" text:outline-level="4">Example Directory Structure</text:h>
      <text:p text:style-name="P25"><text:span text:style-name="Source_20_Text"><text:span text:style-name="T23">burger_shop/ </text:span></text:span></text:p>
      <text:p text:style-name="P25"><text:span text:style-name="Source_20_Text"><text:span text:style-name="T23">│ </text:span></text:span></text:p>
      <text:p text:style-name="P25"><text:span text:style-name="Source_20_Text"><text:span text:style-name="T23">├── main.py </text:span></text:span></text:p>
      <text:p text:style-name="P25"><text:span text:style-name="Source_20_Text"><text:span text:style-name="T23">├── menu.py </text:span></text:span></text:p>
      <text:p text:style-name="P25"><text:soft-page-break/><text:span text:style-name="Source_20_Text"><text:span text:style-name="T23">└── order.py</text:span></text:span></text:p>
      <text:p text:style-name="P25"><text:span text:style-name="Source_20_Text"><text:span text:style-name="T23"/></text:span></text:p>
      <text:p text:style-name="P25"><text:span text:style-name="Source_20_Text"><text:span text:style-name="T23">Make sure that your imports are structured correctly, like this in main.py:</text:span></text:span></text:p>
      <text:p text:style-name="P25"><text:span text:style-name="Source_20_Text"><text:span text:style-name="T23">from menu import burger, drink, side, combo from order import order</text:span></text:span></text:p>
      <text:p text:style-name="P25"><text:span text:style-name="Source_20_Text"><text:span text:style-name="T23"/></text:span></text:p>
      <text:h text:style-name="P18" text:outline-level="3"><text:span text:style-name="Source_20_Text"><text:span text:style-name="T23">6. </text:span></text:span><text:span text:style-name="Source_20_Text"><text:span text:style-name="Strong_20_Emphasis"><text:span text:style-name="T20">Creating a .desktop File (for GUI Shortcut)</text:span></text:span></text:span></text:h>
      <text:p text:style-name="Text_20_body"><text:span text:style-name="T19">If you'd like to create a graphical shortcut (e.g., for launching the script from your desktop or the applications menu), you can create a </text:span><text:span text:style-name="Source_20_Text"><text:span text:style-name="T19">.desktop</text:span></text:span><text:span text:style-name="T19"> file:</text:span></text:p>
      <text:list text:style-name="L2">
        <text:list-item>
          <text:p text:style-name="P31"><text:span text:style-name="T19">Create a file named </text:span><text:span text:style-name="Source_20_Text"><text:span text:style-name="T19">burger-shop.desktop</text:span></text:span><text:span text:style-name="T19"> with the following content:</text:span></text:p>
        </text:list-item>
      </text:list>
      <text:p text:style-name="P26"><text:span text:style-name="Source_20_Text"><text:span text:style-name="T23">[Desktop Entry] </text:span></text:span></text:p>
      <text:p text:style-name="P26"><text:span text:style-name="Source_20_Text"><text:span text:style-name="T23">Version=1.0 </text:span></text:span></text:p>
      <text:p text:style-name="P26"><text:span text:style-name="Source_20_Text"><text:span text:style-name="T23">Name=Burger Shop </text:span></text:span></text:p>
      <text:p text:style-name="P26"><text:span text:style-name="Source_20_Text"><text:span text:style-name="T23">Exec=/path/to/main.py </text:span></text:span></text:p>
      <text:p text:style-name="P26"><text:span text:style-name="Source_20_Text"><text:span text:style-name="T23">Icon=/path/to/icon.png # Optional: path to an icon </text:span></text:span></text:p>
      <text:p text:style-name="P26"><text:span text:style-name="Source_20_Text"><text:span text:style-name="T23">Terminal=true </text:span></text:span></text:p>
      <text:p text:style-name="P26"><text:span text:style-name="Source_20_Text"><text:span text:style-name="T23">Type=Application </text:span></text:span></text:p>
      <text:p text:style-name="P26"><text:span text:style-name="Source_20_Text"><text:span text:style-name="T23">Categories=Utility;</text:span></text:span></text:p>
      <text:p text:style-name="P26"><text:span text:style-name="Source_20_Text"><text:span text:style-name="T23"/></text:span></text:p>
      <text:p text:style-name="P27"><text:span text:style-name="Source_20_Text"><text:span text:style-name="T24">2.Save it to your desktop or move it to ~/.local/share/applications/ to make it available in your applications menu.</text:span></text:span></text:p>
      <text:p text:style-name="Text_20_body"/>
      <text:p text:style-name="P27"><text:span text:style-name="Source_20_Text"><text:span text:style-name="T24"/></text:span></text:p>
      <text:p text:style-name="P24"><text:span text:style-name="Source_20_Text"/></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12:34.345431114</meta:creation-date>
    <dc:date>2024-08-24T16:40:04.438157022</dc:date>
    <meta:editing-duration>PT10H12M58S</meta:editing-duration>
    <meta:editing-cycles>70</meta:editing-cycles>
    <meta:generator>LibreOffice/24.2.4.2$Linux_X86_64 LibreOffice_project/420$Build-2</meta:generator>
    <meta:document-statistic meta:table-count="0" meta:image-count="0" meta:object-count="0" meta:page-count="24" meta:paragraph-count="533" meta:word-count="6433" meta:character-count="24933" meta:non-whitespace-character-count="20979"/>
  </office:meta>
</office:document-meta>
</file>